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Liberation Sans" fo:font-size="12pt" officeooo:rsid="000485d2" officeooo:paragraph-rsid="000cfd1a" style:font-size-asian="12pt" style:font-size-complex="12pt"/>
    </style:style>
    <style:style style:name="P2" style:family="paragraph" style:parent-style-name="Standard">
      <style:paragraph-properties fo:text-align="start" style:justify-single-word="false"/>
      <style:text-properties fo:color="#000000" style:font-name="Liberation Sans" fo:font-size="12pt" officeooo:rsid="000485d2" officeooo:paragraph-rsid="00177ffe" style:font-size-asian="12pt" style:font-size-complex="12pt"/>
    </style:style>
    <style:style style:name="P3" style:family="paragraph" style:parent-style-name="Standard">
      <style:paragraph-properties fo:text-align="start" style:justify-single-word="false"/>
      <style:text-properties fo:color="#000000" style:font-name="Liberation Sans" fo:font-size="12pt" officeooo:rsid="001861e7" officeooo:paragraph-rsid="001861e7" style:font-size-asian="12pt" style:font-size-complex="12pt"/>
    </style:style>
    <style:style style:name="P4" style:family="paragraph" style:parent-style-name="Standard">
      <style:paragraph-properties fo:text-align="start" style:justify-single-word="false"/>
      <style:text-properties fo:color="#000000" style:font-name="Liberation Sans" fo:font-size="12pt" officeooo:rsid="001a5cd6" officeooo:paragraph-rsid="001a5cd6" style:font-size-asian="12pt" style:font-size-complex="12pt"/>
    </style:style>
    <style:style style:name="P5" style:family="paragraph" style:parent-style-name="Standard">
      <style:paragraph-properties fo:text-align="start" style:justify-single-word="false"/>
      <style:text-properties fo:color="#000000" style:font-name="Liberation Sans" fo:font-size="12pt" officeooo:rsid="001a5cd6" officeooo:paragraph-rsid="001c2569" style:font-size-asian="12pt" style:font-size-complex="12pt"/>
    </style:style>
    <style:style style:name="P6" style:family="paragraph" style:parent-style-name="Standard">
      <style:paragraph-properties fo:text-align="start" style:justify-single-word="false"/>
      <style:text-properties fo:color="#000000" style:font-name="Liberation Sans" fo:font-size="12pt" officeooo:rsid="001a5cd6" officeooo:paragraph-rsid="001e0458" style:font-size-asian="12pt" style:font-size-complex="12pt"/>
    </style:style>
    <style:style style:name="P7" style:family="paragraph" style:parent-style-name="Standard">
      <style:paragraph-properties fo:text-align="start" style:justify-single-word="false"/>
      <style:text-properties fo:color="#000000" style:font-name="Liberation Sans" fo:font-size="12pt" officeooo:rsid="001e0458" officeooo:paragraph-rsid="001e0458" style:font-size-asian="12pt" style:font-size-complex="12pt"/>
    </style:style>
    <style:style style:name="P8" style:family="paragraph" style:parent-style-name="Standard">
      <style:paragraph-properties fo:text-align="start" style:justify-single-word="false"/>
      <style:text-properties fo:color="#000000" style:font-name="Liberation Sans" fo:font-size="12pt" officeooo:rsid="00200bf6" officeooo:paragraph-rsid="00200bf6" style:font-size-asian="12pt" style:font-size-complex="12pt"/>
    </style:style>
    <style:style style:name="P9" style:family="paragraph" style:parent-style-name="Standard">
      <style:paragraph-properties fo:text-align="start" style:justify-single-word="false"/>
      <style:text-properties fo:color="#000000" style:font-name="Liberation Sans" fo:font-size="12pt" officeooo:rsid="0022a252" officeooo:paragraph-rsid="0022a252" style:font-size-asian="12pt" style:font-size-complex="12pt"/>
    </style:style>
    <style:style style:name="P10" style:family="paragraph" style:parent-style-name="Standard">
      <style:paragraph-properties fo:text-align="start" style:justify-single-word="false"/>
      <style:text-properties fo:color="#000000" style:font-name="Liberation Sans" fo:font-size="12pt" officeooo:rsid="0025eb43" officeooo:paragraph-rsid="0025eb43" style:font-size-asian="12pt" style:font-size-complex="12pt"/>
    </style:style>
    <style:style style:name="P11" style:family="paragraph" style:parent-style-name="Standard">
      <style:paragraph-properties fo:text-align="start" style:justify-single-word="false"/>
      <style:text-properties fo:color="#000000" style:font-name="Liberation Sans" fo:font-size="12pt" officeooo:rsid="0026bc44" officeooo:paragraph-rsid="0026bc44" style:font-size-asian="12pt" style:font-size-complex="12pt"/>
    </style:style>
    <style:style style:name="P12" style:family="paragraph" style:parent-style-name="Standard">
      <style:paragraph-properties fo:text-align="start" style:justify-single-word="false"/>
      <style:text-properties fo:color="#000000" style:font-name="Liberation Sans" fo:font-size="12pt" style:text-underline-style="solid" style:text-underline-width="auto" style:text-underline-color="font-color" fo:font-weight="bold" officeooo:rsid="001a5cd6" officeooo:paragraph-rsid="001c2569"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000000" style:font-name="Liberation Sans" fo:font-size="12pt" style:text-underline-style="solid" style:text-underline-width="auto" style:text-underline-color="font-color" fo:font-weight="bold" officeooo:rsid="001e0458" officeooo:paragraph-rsid="001e0458"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000000" style:font-name="Liberation Sans" fo:font-size="12pt" style:text-underline-style="solid" style:text-underline-width="auto" style:text-underline-color="font-color" fo:font-weight="bold" officeooo:rsid="00200bf6" officeooo:paragraph-rsid="00200bf6"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000000" style:font-name="Liberation Sans" fo:font-size="12pt" style:text-underline-style="solid" style:text-underline-width="auto" style:text-underline-color="font-color" fo:font-weight="bold" officeooo:rsid="002df70f" officeooo:paragraph-rsid="002df70f"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000000" style:font-name="Liberation Sans" fo:font-size="12pt" style:text-underline-style="solid" style:text-underline-width="auto" style:text-underline-color="font-color" officeooo:rsid="0025eb43" officeooo:paragraph-rsid="0025eb43" style:font-size-asian="12pt" style:font-size-complex="12pt"/>
    </style:style>
    <style:style style:name="P17" style:family="paragraph" style:parent-style-name="Standard">
      <style:paragraph-properties fo:text-align="start" style:justify-single-word="false"/>
      <style:text-properties fo:color="#000000" style:font-name="Liberation Sans" fo:font-size="12pt" style:text-underline-style="none" fo:font-weight="normal" officeooo:rsid="002b2c72" officeooo:paragraph-rsid="002b2c72"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color="#000000" style:font-name="Liberation Sans" fo:font-size="12pt" style:text-underline-style="none" fo:font-weight="normal" officeooo:rsid="002df70f" officeooo:paragraph-rsid="002df70f"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fo:color="#000000" style:font-name="Liberation Sans" fo:font-size="16pt" officeooo:rsid="000485d2" officeooo:paragraph-rsid="000cfd1a" style:font-size-asian="16pt" style:font-size-complex="16pt"/>
    </style:style>
    <style:style style:name="P20" style:family="paragraph" style:parent-style-name="Standard">
      <style:paragraph-properties fo:text-align="center" style:justify-single-word="false"/>
      <style:text-properties fo:color="#ce181e" style:font-name="Liberation Sans" fo:font-size="16pt" officeooo:rsid="00200bf6" officeooo:paragraph-rsid="00200bf6" style:font-size-asian="16pt" style:font-size-complex="16pt"/>
    </style:style>
    <style:style style:name="P21" style:family="paragraph" style:parent-style-name="Standard">
      <loext:graphic-properties draw:fill="none"/>
      <style:paragraph-properties fo:margin-left="3cm" fo:margin-right="0cm" fo:text-align="start" style:justify-single-word="false" fo:text-indent="0cm" style:auto-text-indent="false" fo:background-color="transparent"/>
      <style:text-properties fo:color="#000000" style:font-name="Liberation Mono" fo:font-size="12pt" officeooo:rsid="001e44fa" officeooo:paragraph-rsid="00200bf6" style:font-size-asian="12pt" style:font-size-complex="12pt"/>
    </style:style>
    <style:style style:name="P22" style:family="paragraph" style:parent-style-name="Standard">
      <style:paragraph-properties fo:text-align="start" style:justify-single-word="false" fo:break-before="page"/>
      <style:text-properties fo:color="#000000" style:font-name="Liberation Sans" fo:font-size="12pt" style:text-underline-style="solid" style:text-underline-width="auto" style:text-underline-color="font-color" fo:font-weight="bold" officeooo:rsid="0025eb43" officeooo:paragraph-rsid="0025eb43" style:font-size-asian="12pt" style:font-weight-asian="bold" style:font-size-complex="12pt" style:font-weight-complex="bold"/>
    </style:style>
    <style:style style:name="P23" style:family="paragraph" style:parent-style-name="Standard">
      <loext:graphic-properties draw:fill="none"/>
      <style:paragraph-properties fo:margin-left="2cm" fo:margin-right="0cm" fo:text-align="start" style:justify-single-word="false" fo:text-indent="0cm" style:auto-text-indent="false" fo:background-color="transparent"/>
      <style:text-properties fo:color="#000000" style:font-name="Liberation Sans" fo:font-size="12pt" officeooo:rsid="0026bc44" officeooo:paragraph-rsid="0026bc44" style:font-size-asian="12pt" style:font-size-complex="12pt"/>
    </style:style>
    <style:style style:name="P24" style:family="paragraph" style:parent-style-name="Standard" style:list-style-name="L1">
      <style:paragraph-properties fo:text-align="start" style:justify-single-word="false"/>
      <style:text-properties fo:color="#000000" style:font-name="Liberation Sans" fo:font-size="12pt" officeooo:rsid="001861e7" officeooo:paragraph-rsid="001861e7" style:font-size-asian="12pt" style:font-size-complex="12pt"/>
    </style:style>
    <style:style style:name="P25" style:family="paragraph" style:parent-style-name="Standard" style:list-style-name="L2">
      <style:paragraph-properties fo:text-align="start" style:justify-single-word="false"/>
      <style:text-properties fo:color="#000000" style:font-name="Liberation Sans" fo:font-size="12pt" officeooo:rsid="0025eb43" officeooo:paragraph-rsid="0025eb43" style:font-size-asian="12pt" style:font-size-complex="12pt"/>
    </style:style>
    <style:style style:name="P26" style:family="paragraph" style:parent-style-name="Standard" style:list-style-name="L3">
      <style:paragraph-properties fo:text-align="start" style:justify-single-word="false"/>
      <style:text-properties fo:color="#000000" style:font-name="Liberation Sans" fo:font-size="12pt" officeooo:rsid="001a5cd6" officeooo:paragraph-rsid="001c2569" style:font-size-asian="12pt" style:font-size-complex="12pt"/>
    </style:style>
    <style:style style:name="P27" style:family="paragraph" style:parent-style-name="Standard" style:list-style-name="L5">
      <style:paragraph-properties fo:text-align="start" style:justify-single-word="false"/>
      <style:text-properties fo:color="#000000" style:font-name="Liberation Sans" fo:font-size="12pt" officeooo:rsid="001a5cd6" officeooo:paragraph-rsid="001a5cd6" style:font-size-asian="12pt" style:font-size-complex="12pt"/>
    </style:style>
    <style:style style:name="P28" style:family="paragraph" style:parent-style-name="Standard" style:list-style-name="L3">
      <style:paragraph-properties fo:text-align="start" style:justify-single-word="false"/>
      <style:text-properties fo:color="#000000" style:font-name="Liberation Sans" fo:font-size="12pt" officeooo:rsid="001c2569" officeooo:paragraph-rsid="001c2569" style:font-size-asian="12pt" style:font-size-complex="12pt"/>
    </style:style>
    <style:style style:name="P29" style:family="paragraph" style:parent-style-name="Standard" style:list-style-name="L5">
      <style:paragraph-properties fo:text-align="start" style:justify-single-word="false"/>
      <style:text-properties fo:color="#000000" style:font-name="Liberation Sans" fo:font-size="12pt" officeooo:rsid="001c2569" officeooo:paragraph-rsid="001e0458" style:font-size-asian="12pt" style:font-size-complex="12pt"/>
    </style:style>
    <style:style style:name="P30" style:family="paragraph" style:parent-style-name="Standard" style:list-style-name="L5">
      <style:paragraph-properties fo:text-align="start" style:justify-single-word="false"/>
      <style:text-properties fo:color="#000000" style:font-name="Liberation Sans" fo:font-size="12pt" officeooo:rsid="001e0458" officeooo:paragraph-rsid="001e0458" style:font-size-asian="12pt" style:font-size-complex="12pt"/>
    </style:style>
    <style:style style:name="P31" style:family="paragraph" style:parent-style-name="Standard" style:list-style-name="L5">
      <style:paragraph-properties fo:text-align="start" style:justify-single-word="false"/>
      <style:text-properties fo:color="#000000" style:font-name="Liberation Sans" fo:font-size="12pt" officeooo:rsid="001e0458" officeooo:paragraph-rsid="002e73b5" style:font-size-asian="12pt" style:font-size-complex="12pt"/>
    </style:style>
    <style:style style:name="P32" style:family="paragraph" style:parent-style-name="Standard" style:list-style-name="L6">
      <style:paragraph-properties fo:text-align="start" style:justify-single-word="false"/>
      <style:text-properties fo:color="#000000" style:font-name="Liberation Sans" fo:font-size="12pt" officeooo:rsid="001e0458" officeooo:paragraph-rsid="002e73b5" style:font-size-asian="12pt" style:font-size-complex="12pt"/>
    </style:style>
    <style:style style:name="P33" style:family="paragraph" style:parent-style-name="Standard" style:list-style-name="L6">
      <style:paragraph-properties fo:text-align="start" style:justify-single-word="false"/>
      <style:text-properties fo:color="#000000" style:font-name="Liberation Sans" fo:font-size="12pt" officeooo:rsid="001e0458" officeooo:paragraph-rsid="003067a0" style:font-size-asian="12pt" style:font-size-complex="12pt"/>
    </style:style>
    <style:style style:name="P34" style:family="paragraph" style:parent-style-name="Standard" style:list-style-name="L6">
      <style:paragraph-properties fo:text-align="start" style:justify-single-word="false"/>
      <style:text-properties fo:color="#000000" style:font-name="Liberation Sans" fo:font-size="12pt" officeooo:rsid="001e44fa" officeooo:paragraph-rsid="001e44fa" style:font-size-asian="12pt" style:font-size-complex="12pt"/>
    </style:style>
    <style:style style:name="P35" style:family="paragraph" style:parent-style-name="Standard" style:list-style-name="L6">
      <style:paragraph-properties fo:text-align="start" style:justify-single-word="false"/>
      <style:text-properties fo:color="#000000" style:font-name="Liberation Sans" fo:font-size="12pt" officeooo:rsid="001f9956" officeooo:paragraph-rsid="003067a0" style:font-size-asian="12pt" style:font-size-complex="12pt"/>
    </style:style>
    <style:style style:name="P36" style:family="paragraph" style:parent-style-name="Standard" style:list-style-name="L6">
      <style:paragraph-properties fo:text-align="start" style:justify-single-word="false"/>
      <style:text-properties fo:color="#000000" style:font-name="Liberation Sans" fo:font-size="12pt" officeooo:rsid="003067a0" officeooo:paragraph-rsid="003067a0" style:font-size-asian="12pt" style:font-size-complex="12pt"/>
    </style:style>
    <style:style style:name="P37" style:family="paragraph" style:parent-style-name="Standard">
      <style:paragraph-properties fo:text-align="start" style:justify-single-word="false"/>
      <style:text-properties fo:color="#000000" style:font-name="Liberation Sans" fo:font-size="12pt" officeooo:rsid="002df70f" officeooo:paragraph-rsid="002df70f" style:font-size-asian="12pt" style:font-size-complex="12pt"/>
    </style:style>
    <style:style style:name="P38" style:family="paragraph" style:parent-style-name="Standard">
      <style:paragraph-properties fo:text-align="start" style:justify-single-word="false"/>
      <style:text-properties fo:color="#000000" style:font-name="Liberation Sans" fo:font-size="12pt" officeooo:rsid="0031e55c" officeooo:paragraph-rsid="0031e55c" style:font-size-asian="12pt" style:font-size-complex="12pt"/>
    </style:style>
    <style:style style:name="P39" style:family="paragraph" style:parent-style-name="Standard">
      <style:paragraph-properties fo:text-align="start" style:justify-single-word="false"/>
      <style:text-properties fo:color="#000000" style:font-name="Liberation Sans" fo:font-size="12pt" officeooo:rsid="0031e6d7" officeooo:paragraph-rsid="0031e6d7" style:font-size-asian="12pt" style:font-size-complex="12pt"/>
    </style:style>
    <style:style style:name="P40" style:family="paragraph" style:parent-style-name="Standard">
      <style:paragraph-properties fo:text-align="start" style:justify-single-word="false"/>
      <style:text-properties fo:color="#000000" style:font-name="Liberation Sans" fo:font-size="12pt" officeooo:rsid="00359892" officeooo:paragraph-rsid="00359892" style:font-size-asian="12pt" style:font-size-complex="12pt"/>
    </style:style>
    <style:style style:name="P41" style:family="paragraph" style:parent-style-name="Standard" style:list-style-name="L7">
      <loext:graphic-properties draw:fill="none"/>
      <style:paragraph-properties fo:text-align="start" style:justify-single-word="false" fo:background-color="transparent"/>
      <style:text-properties fo:color="#000000" style:font-name="Liberation Sans" fo:font-size="12pt" officeooo:rsid="003795e6" officeooo:paragraph-rsid="003795e6" style:font-size-asian="12pt" style:font-size-complex="12pt"/>
    </style:style>
    <style:style style:name="P42" style:family="paragraph" style:parent-style-name="Standard">
      <style:paragraph-properties fo:text-align="start" style:justify-single-word="false"/>
      <style:text-properties fo:color="#000000" style:font-name="Liberation Sans" fo:font-size="12pt" officeooo:rsid="0022a252" officeooo:paragraph-rsid="003795e6" style:font-size-asian="12pt" style:font-size-complex="12pt"/>
    </style:style>
    <style:style style:name="P43" style:family="paragraph" style:parent-style-name="Standard">
      <style:paragraph-properties fo:text-align="start" style:justify-single-word="false"/>
      <style:text-properties fo:color="#000000" style:font-name="Liberation Sans" fo:font-size="12pt" style:text-underline-style="none" fo:font-weight="normal" officeooo:rsid="002b2c72" officeooo:paragraph-rsid="002b2c72" style:font-size-asian="12pt" style:font-weight-asian="normal" style:font-size-complex="12pt" style:font-weight-complex="normal"/>
    </style:style>
    <style:style style:name="P44" style:family="paragraph" style:parent-style-name="Standard" style:list-style-name="L4">
      <loext:graphic-properties draw:fill="none"/>
      <style:paragraph-properties fo:text-align="start" style:justify-single-word="false" fo:background-color="transparent"/>
      <style:text-properties officeooo:paragraph-rsid="002cb3ce"/>
    </style:style>
    <style:style style:name="P45" style:family="paragraph" style:parent-style-name="Standard">
      <style:paragraph-properties fo:text-align="start" style:justify-single-word="false"/>
      <style:text-properties officeooo:paragraph-rsid="0031e55c"/>
    </style:style>
    <style:style style:name="P46" style:family="paragraph" style:parent-style-name="Standard" style:list-style-name="L4">
      <loext:graphic-properties draw:fill="none"/>
      <style:paragraph-properties fo:text-align="start" style:justify-single-word="false" fo:background-color="transparent"/>
      <style:text-properties style:text-underline-style="none" officeooo:rsid="002cb3ce" officeooo:paragraph-rsid="002cb3ce"/>
    </style:style>
    <style:style style:name="P47" style:family="paragraph" style:parent-style-name="Standard">
      <loext:graphic-properties draw:fill="none"/>
      <style:paragraph-properties fo:margin-left="3cm" fo:margin-right="0cm" fo:text-align="start" style:justify-single-word="false" fo:text-indent="0cm" style:auto-text-indent="false" fo:background-color="transparent"/>
      <style:text-properties fo:color="#000000" style:font-name="Liberation Mono" fo:font-size="12pt" officeooo:rsid="00200bf6" officeooo:paragraph-rsid="00200bf6" style:font-size-asian="12pt" style:font-size-complex="12pt"/>
    </style:style>
    <style:style style:name="P48" style:family="paragraph" style:parent-style-name="Standard">
      <loext:graphic-properties draw:fill="none"/>
      <style:paragraph-properties fo:margin-left="3cm" fo:margin-right="0cm" fo:text-align="start" style:justify-single-word="false" fo:text-indent="0cm" style:auto-text-indent="false" fo:background-color="transparent"/>
      <style:text-properties fo:color="#000000" style:font-name="Liberation Mono" fo:font-size="12pt" officeooo:rsid="001fa403" officeooo:paragraph-rsid="002e73b5" style:font-size-asian="12pt" style:font-size-complex="12pt"/>
    </style:style>
    <style:style style:name="P49" style:family="paragraph" style:parent-style-name="Standard">
      <loext:graphic-properties draw:fill="none"/>
      <style:paragraph-properties fo:margin-left="3cm" fo:margin-right="0cm" fo:text-align="start" style:justify-single-word="false" fo:text-indent="0cm" style:auto-text-indent="false" fo:background-color="transparent"/>
      <style:text-properties fo:color="#000000" style:font-name="Liberation Mono" fo:font-size="12pt" officeooo:rsid="001e44fa" officeooo:paragraph-rsid="002e73b5" style:font-size-asian="12pt" style:font-size-complex="12pt"/>
    </style:style>
    <style:style style:name="P50" style:family="paragraph" style:parent-style-name="Standard">
      <loext:graphic-properties draw:fill="none"/>
      <style:paragraph-properties fo:margin-left="3cm" fo:margin-right="0cm" fo:text-align="start" style:justify-single-word="false" fo:text-indent="0cm" style:auto-text-indent="false" fo:background-color="transparent"/>
      <style:text-properties fo:color="#000000" style:font-name="Liberation Mono" fo:font-size="12pt" officeooo:rsid="001e44fa" officeooo:paragraph-rsid="00200bf6" style:font-size-asian="12pt" style:font-size-complex="12pt"/>
    </style:style>
    <style:style style:name="P51" style:family="paragraph" style:parent-style-name="Standard">
      <loext:graphic-properties draw:fill="none"/>
      <style:paragraph-properties fo:margin-left="3cm" fo:margin-right="0cm" fo:text-align="start" style:justify-single-word="false" fo:text-indent="0cm" style:auto-text-indent="false" fo:background-color="transparent"/>
      <style:text-properties fo:color="#000000" style:font-name="Liberation Sans" fo:font-size="12pt" officeooo:rsid="000485d2" officeooo:paragraph-rsid="002e73b5" style:font-size-asian="12pt" style:font-size-complex="12pt"/>
    </style:style>
    <style:style style:name="P52" style:family="paragraph" style:parent-style-name="Standard">
      <loext:graphic-properties draw:fill="none"/>
      <style:paragraph-properties fo:margin-left="3cm" fo:margin-right="0cm" fo:text-align="start" style:justify-single-word="false" fo:text-indent="0cm" style:auto-text-indent="false" fo:break-before="page" fo:background-color="transparent"/>
      <style:text-properties fo:color="#000000" style:font-name="Liberation Mono" fo:font-size="12pt" officeooo:rsid="001e44fa" officeooo:paragraph-rsid="00200bf6" style:font-size-asian="12pt" style:font-size-complex="12pt"/>
    </style:style>
    <style:style style:name="P53" style:family="paragraph" style:parent-style-name="Standard">
      <loext:graphic-properties draw:fill="none"/>
      <style:paragraph-properties fo:margin-left="2cm" fo:margin-right="0cm" fo:text-align="start" style:justify-single-word="false" fo:text-indent="0cm" style:auto-text-indent="false" fo:background-color="transparent"/>
      <style:text-properties fo:color="#000000" style:font-name="Liberation Sans" fo:font-size="12pt" officeooo:rsid="0026bc44" officeooo:paragraph-rsid="003795e6" style:font-size-asian="12pt" style:font-size-complex="12pt"/>
    </style:style>
    <style:style style:name="P54" style:family="paragraph" style:parent-style-name="Standard">
      <loext:graphic-properties draw:fill="none"/>
      <style:paragraph-properties fo:margin-left="2cm" fo:margin-right="0cm" fo:text-align="start" style:justify-single-word="false" fo:text-indent="0cm" style:auto-text-indent="false" fo:background-color="transparent"/>
      <style:text-properties fo:color="#000000" style:font-name="Liberation Sans" fo:font-size="12pt" officeooo:rsid="003795e6" officeooo:paragraph-rsid="003795e6" style:font-size-asian="12pt" style:font-size-complex="12pt"/>
    </style:style>
    <style:style style:name="P55" style:family="paragraph" style:parent-style-name="Standard" style:master-page-name="">
      <loext:graphic-properties draw:fill="none"/>
      <style:paragraph-properties fo:margin-left="2cm" fo:margin-right="0cm" fo:text-align="start" style:justify-single-word="false" fo:text-indent="0cm" style:auto-text-indent="false" style:page-number="auto" fo:background-color="transparent"/>
      <style:text-properties fo:color="#000000" style:font-name="Liberation Sans" fo:font-size="12pt" style:text-underline-style="solid" style:text-underline-width="auto" style:text-underline-color="font-color" officeooo:rsid="0026bc44" officeooo:paragraph-rsid="0026bc44" style:font-size-asian="12pt" style:font-size-complex="12pt"/>
    </style:style>
    <style:style style:name="P56" style:family="paragraph" style:parent-style-name="Standard" style:master-page-name="">
      <loext:graphic-properties draw:fill="none"/>
      <style:paragraph-properties fo:margin-left="2cm" fo:margin-right="0cm" fo:text-align="start" style:justify-single-word="false" fo:text-indent="0cm" style:auto-text-indent="false" style:page-number="auto" fo:background-color="transparent"/>
      <style:text-properties fo:color="#000000" style:font-name="Liberation Sans" fo:font-size="12pt" officeooo:rsid="0026bc44" officeooo:paragraph-rsid="003795e6" style:font-size-asian="12pt" style:font-size-complex="12pt"/>
    </style:style>
    <style:style style:name="P57" style:family="paragraph" style:parent-style-name="Standard">
      <loext:graphic-properties draw:fill="none"/>
      <style:paragraph-properties fo:margin-left="2cm" fo:margin-right="0cm" fo:text-align="start" style:justify-single-word="false" fo:text-indent="0cm" style:auto-text-indent="false" fo:break-before="page" fo:background-color="transparent"/>
      <style:text-properties fo:color="#000000" style:font-name="Liberation Sans" fo:font-size="12pt" style:text-underline-style="solid" style:text-underline-width="auto" style:text-underline-color="font-color" officeooo:rsid="0026bc44" officeooo:paragraph-rsid="0026bc44" style:font-size-asian="12pt" style:font-size-complex="12pt"/>
    </style:style>
    <style:style style:name="P58" style:family="paragraph" style:parent-style-name="Standard">
      <loext:graphic-properties draw:fill="none"/>
      <style:paragraph-properties fo:margin-left="1cm" fo:margin-right="0cm" fo:text-align="start" style:justify-single-word="false" fo:text-indent="0cm" style:auto-text-indent="false" fo:background-color="transparent">
        <style:tab-stops>
          <style:tab-stop style:position="1.711cm"/>
        </style:tab-stops>
      </style:paragraph-properties>
      <style:text-properties fo:color="#000000" style:font-name="Liberation Sans" fo:font-size="12pt" officeooo:rsid="00359892" officeooo:paragraph-rsid="00359892" style:font-size-asian="12pt" style:font-size-complex="12pt"/>
    </style:style>
    <style:style style:name="P59" style:family="paragraph" style:parent-style-name="Standard">
      <loext:graphic-properties draw:fill="none"/>
      <style:paragraph-properties fo:margin-left="1cm" fo:margin-right="0cm" fo:text-align="start" style:justify-single-word="false" fo:text-indent="0cm" style:auto-text-indent="false" fo:background-color="transparent">
        <style:tab-stops>
          <style:tab-stop style:position="1.711cm"/>
        </style:tab-stops>
      </style:paragraph-properties>
      <style:text-properties fo:color="#000000" style:font-name="Liberation Sans" fo:font-size="12pt" officeooo:rsid="00359892" officeooo:paragraph-rsid="00359892" style:font-size-asian="12pt" style:font-size-complex="12pt"/>
    </style:style>
    <style:style style:name="P60"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ab-stops>
          <style:tab-stop style:position="1.711cm"/>
        </style:tab-stops>
      </style:paragraph-properties>
      <style:text-properties fo:color="#000000" style:font-name="Liberation Sans" fo:font-size="12pt" officeooo:rsid="00359892" officeooo:paragraph-rsid="00359892" style:font-size-asian="12pt" style:font-size-complex="12pt"/>
    </style:style>
    <style:style style:name="P6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1.711cm"/>
        </style:tab-stops>
      </style:paragraph-properties>
      <style:text-properties fo:color="#000000" style:font-name="Liberation Sans" fo:font-size="12pt" officeooo:rsid="00359892" officeooo:paragraph-rsid="00359892" style:font-size-asian="12pt" style:font-size-complex="12pt"/>
    </style:style>
    <style:style style:name="P6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1.711cm"/>
        </style:tab-stops>
      </style:paragraph-properties>
      <style:text-properties fo:color="#000000" style:font-name="Liberation Sans" fo:font-size="12pt" officeooo:rsid="0031e6d7" officeooo:paragraph-rsid="00359892" style:font-size-asian="12pt" style:font-size-complex="12pt"/>
    </style:style>
    <style:style style:name="P6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1.711cm"/>
        </style:tab-stops>
      </style:paragraph-properties>
      <style:text-properties fo:color="#000000" style:font-name="Liberation Sans" fo:font-size="12pt" officeooo:rsid="00374502" officeooo:paragraph-rsid="00374502" style:font-size-asian="12pt" style:font-size-complex="12pt"/>
    </style:style>
    <style:style style:name="P6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1.711cm"/>
        </style:tab-stops>
      </style:paragraph-properties>
      <style:text-properties fo:color="#000000" style:font-name="Liberation Sans" fo:font-size="12pt" officeooo:rsid="0039062e" officeooo:paragraph-rsid="0039062e" style:font-size-asian="12pt" style:font-size-complex="12pt"/>
    </style:style>
    <style:style style:name="P65"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1.711cm"/>
        </style:tab-stops>
      </style:paragraph-properties>
      <style:text-properties fo:color="#000000" style:font-name="Liberation Sans" fo:font-size="12pt" officeooo:rsid="00374502" officeooo:paragraph-rsid="00374502" style:font-size-asian="12pt" style:font-size-complex="12pt"/>
    </style:style>
    <style:style style:name="P66"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1.711cm"/>
        </style:tab-stops>
      </style:paragraph-properties>
      <style:text-properties fo:color="#000000" style:font-name="Liberation Sans" fo:font-size="12pt" officeooo:rsid="0031e6d7" officeooo:paragraph-rsid="00374502" style:font-size-asian="12pt" style:font-size-complex="12pt"/>
    </style:style>
    <style:style style:name="P67"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1.711cm"/>
        </style:tab-stops>
      </style:paragraph-properties>
      <style:text-properties fo:color="#000000" style:font-name="Liberation Sans" fo:font-size="12pt" officeooo:rsid="0039062e" officeooo:paragraph-rsid="0039062e" style:font-size-asian="12pt" style:font-size-complex="12pt"/>
    </style:style>
    <style:style style:name="P68"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ab-stops>
          <style:tab-stop style:position="1.711cm"/>
        </style:tab-stops>
      </style:paragraph-properties>
      <style:text-properties fo:color="#000000" style:font-name="Liberation Sans" fo:font-size="12pt" officeooo:rsid="00374502" officeooo:paragraph-rsid="00374502" style:font-size-asian="12pt" style:font-size-complex="12pt"/>
    </style:style>
    <style:style style:name="P69" style:family="paragraph" style:parent-style-name="Standard">
      <loext:graphic-properties draw:fill="none"/>
      <style:paragraph-properties fo:margin-left="1cm" fo:margin-right="0cm" fo:text-align="start" style:justify-single-word="false" fo:text-indent="0cm" style:auto-text-indent="false" fo:background-color="transparent">
        <style:tab-stops>
          <style:tab-stop style:position="1.711cm"/>
        </style:tab-stops>
      </style:paragraph-properties>
      <style:text-properties fo:color="#000000" style:font-name="Liberation Sans" fo:font-size="12pt" officeooo:rsid="00374502" officeooo:paragraph-rsid="00374502" style:font-size-asian="12pt" style:font-size-complex="12pt"/>
    </style:style>
    <style:style style:name="T1" style:family="text">
      <style:text-properties fo:color="#000000" style:font-name="Liberation Sans" fo:font-size="12pt" style:font-size-asian="12pt" style:font-size-complex="12pt"/>
    </style:style>
    <style:style style:name="T2" style:family="text">
      <style:text-properties fo:color="#000000" style:font-name="Liberation Sans" fo:font-size="12pt" officeooo:rsid="0026bc44" style:font-size-asian="12pt" style:font-size-complex="12pt"/>
    </style:style>
    <style:style style:name="T3" style:family="text">
      <style:text-properties fo:color="#000000" style:font-name="Liberation Sans" fo:font-size="12pt" officeooo:rsid="0027eb88" style:font-size-asian="12pt" style:font-size-complex="12pt"/>
    </style:style>
    <style:style style:name="T4" style:family="text">
      <style:text-properties fo:color="#000000" style:font-name="Liberation Sans" fo:font-size="12pt" officeooo:rsid="002cb3ce" style:font-size-asian="12pt" style:font-size-complex="12pt"/>
    </style:style>
    <style:style style:name="T5" style:family="text">
      <style:text-properties fo:color="#000000" style:font-name="Liberation Sans" fo:font-size="12pt" officeooo:rsid="002e6d9a" style:font-size-asian="12pt" style:font-size-complex="12pt"/>
    </style:style>
    <style:style style:name="T6" style:family="text">
      <style:text-properties fo:color="#000000" style:font-name="Liberation Sans" fo:font-size="12pt" officeooo:rsid="002e73b5" style:font-size-asian="12pt" style:font-size-complex="12pt"/>
    </style:style>
    <style:style style:name="T7" style:family="text">
      <style:text-properties fo:color="#000000" style:font-name="Liberation Sans" fo:font-size="12pt" style:text-underline-style="solid" style:text-underline-width="auto" style:text-underline-color="font-color" fo:font-weight="normal" officeooo:rsid="0031e55c" style:font-size-asian="12pt" style:font-weight-asian="normal" style:font-size-complex="12pt" style:font-weight-complex="normal"/>
    </style:style>
    <style:style style:name="T8" style:family="text">
      <style:text-properties fo:color="#000000" style:font-name="Liberation Sans" fo:font-size="12pt" style:text-underline-style="none" fo:font-weight="normal" officeooo:rsid="0031e55c" style:font-size-asian="12pt" style:font-weight-asian="normal" style:font-size-complex="12pt" style:font-weight-complex="normal"/>
    </style:style>
    <style:style style:name="T9" style:family="text">
      <style:text-properties fo:color="#000000" style:font-name="Liberation Sans" fo:font-size="12pt" style:text-underline-style="none" fo:font-weight="normal" officeooo:rsid="003795e6" style:font-size-asian="12pt" style:font-weight-asian="normal" style:font-size-complex="12pt" style:font-weight-complex="normal"/>
    </style:style>
    <style:style style:name="T10" style:family="text">
      <style:text-properties officeooo:rsid="00177ffe"/>
    </style:style>
    <style:style style:name="T11" style:family="text">
      <style:text-properties officeooo:rsid="001861e7"/>
    </style:style>
    <style:style style:name="T12" style:family="text">
      <style:text-properties officeooo:rsid="001c2569"/>
    </style:style>
    <style:style style:name="T13" style:family="text">
      <style:text-properties officeooo:rsid="001e0458"/>
    </style:style>
    <style:style style:name="T14" style:family="text">
      <style:text-properties officeooo:rsid="001e44fa"/>
    </style:style>
    <style:style style:name="T15" style:family="text">
      <style:text-properties officeooo:rsid="001fa403"/>
    </style:style>
    <style:style style:name="T16" style:family="text">
      <style:text-properties officeooo:rsid="00200bf6"/>
    </style:style>
    <style:style style:name="T17" style:family="text">
      <style:text-properties officeooo:rsid="0022a252"/>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2cb3ce"/>
    </style:style>
    <style:style style:name="T20" style:family="text">
      <style:text-properties officeooo:rsid="0024920c"/>
    </style:style>
    <style:style style:name="T21" style:family="text">
      <style:text-properties officeooo:rsid="0025eb43"/>
    </style:style>
    <style:style style:name="T22" style:family="text">
      <style:text-properties officeooo:rsid="0027eb88"/>
    </style:style>
    <style:style style:name="T23" style:family="text">
      <style:text-properties officeooo:rsid="002cb3ce"/>
    </style:style>
    <style:style style:name="T24" style:family="text">
      <style:text-properties officeooo:rsid="002df70f"/>
    </style:style>
    <style:style style:name="T25" style:family="text">
      <style:text-properties officeooo:rsid="002e6d9a"/>
    </style:style>
    <style:style style:name="T26" style:family="text">
      <style:text-properties officeooo:rsid="002e73b5"/>
    </style:style>
    <style:style style:name="T27" style:family="text">
      <style:text-properties officeooo:rsid="00304196"/>
    </style:style>
    <style:style style:name="T28" style:family="text">
      <style:text-properties officeooo:rsid="003067a0"/>
    </style:style>
    <style:style style:name="T29" style:family="text">
      <style:text-properties officeooo:rsid="0031e55c"/>
    </style:style>
    <style:style style:name="T30" style:family="text">
      <style:text-properties fo:color="#646464" style:font-name="Monospace" fo:font-size="10pt" fo:background-color="#e8f2fe" loext:char-shading-value="0" style:font-size-asian="10pt"/>
    </style:style>
    <style:style style:name="T31" style:family="text">
      <style:text-properties fo:color="#646464" style:font-name="Monospace" fo:font-size="10pt" fo:background-color="#d4d4d4" loext:char-shading-value="0" style:font-size-asian="10pt"/>
    </style:style>
    <style:style style:name="T32" style:family="text">
      <style:text-properties officeooo:rsid="0031e6d7"/>
    </style:style>
    <style:style style:name="T33" style:family="text">
      <style:text-properties officeooo:rsid="00359892"/>
    </style:style>
    <style:style style:name="T34" style:family="text">
      <style:text-properties officeooo:rsid="00374502"/>
    </style:style>
    <style:style style:name="T35" style:family="text">
      <style:text-properties officeooo:rsid="003795e6"/>
    </style:style>
    <style:style style:name="T36" style:family="text">
      <style:text-properties fo:font-weight="bold" style:font-weight-asian="bold" style:font-weight-complex="bold"/>
    </style:style>
    <style:style style:name="T37" style:family="text">
      <style:text-properties fo:font-weight="bold" officeooo:rsid="00374502" style:font-weight-asian="bold" style:font-weight-complex="bold"/>
    </style:style>
    <style:style style:name="T38" style:family="text">
      <style:text-properties fo:font-weight="bold" officeooo:rsid="002cb3ce"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Projet de synthèse L3 IFA/CDA</text:p>
      <text:p text:style-name="P19">Deuxième partie</text:p>
      <text:p text:style-name="P19"><text:span text:style-name="T25">28 m</text:span>ars – <text:span text:style-name="T25">7 a</text:span>vril 202<text:span text:style-name="T10">3</text:span></text:p>
      <text:p text:style-name="P19">ROBI-<text:span text:style-name="T11">client et ROBI-serveur</text:span></text:p>
      <text:p text:style-name="P19">Yvon Autret</text:p>
      <text:p text:style-name="P19"/>
      <text:p text:style-name="P20">Version du 27 mars 2023</text:p>
      <text:p text:style-name="P19"/>
      <text:p text:style-name="P1">Dans la première partie du projet, on a vu comment interpréter du code ROBI. Dans cette seconde partie, on <text:span text:style-name="T10">va réaliser une IHM (Interface Homme Machine) distante. Le programme ROBI pourra être saisi sur une machine, celle qui gère l'IHM, et exécuté sur une autre, celle qui exécute le code ROBI.</text:span></text:p>
      <text:p text:style-name="P1"/>
      <text:p text:style-name="P4">Cette seconde partie du projet peut <text:span text:style-name="T25">être basée sur</text:span> les exercices 3 ou 4 de la <text:span text:style-name="T25">première partie du projet</text:span>.</text:p>
      <text:p text:style-name="P1"/>
      <text:p text:style-name="P3">On aura deux programmes qui vont communiquer par socket :</text:p>
      <text:p text:style-name="P3"/>
      <text:list xml:id="list2282968967" text:style-name="L1">
        <text:list-item>
          <text:p text:style-name="P24">Robi-serveur (exécution du code ROBI)</text:p>
        </text:list-item>
        <text:list-item>
          <text:p text:style-name="P24">Robi-client (saisie du code ROBI, envoi du code saisi à Robo-serveur sur un socket, affichage du résultat, debug)</text:p>
        </text:list-item>
      </text:list>
      <text:p text:style-name="P2"/>
      <text:p text:style-name="P16">Fonctions à mettre en œuvre :</text:p>
      <text:p text:style-name="P10"/>
      <text:list xml:id="list1289905503" text:style-name="L2">
        <text:list-item>
          <text:p text:style-name="P25">envoi d'un programme ROBI <text:span text:style-name="T25">à Robi-serveur (chaîne de caractères)</text:span></text:p>
        </text:list-item>
        <text:list-item>
          <text:p text:style-name="P25"><text:span text:style-name="T25">envoi du mode d'exécution à Robi-serveur</text:span> (en bloc ou en pas à pas)</text:p>
        </text:list-item>
        <text:list-item>
          <text:p text:style-name="P25"><text:span text:style-name="T25">envoi d'une demande d'exécution à Robi-serveur</text:span> (en bloc ou instruction par instruction)</text:p>
        </text:list-item>
      </text:list>
      <text:p text:style-name="P10"/>
      <text:p text:style-name="P42"><text:span text:style-name="T18">Notation </text:span>: une note correcte peut être obtenue pour cette seconde partie si les points 1 à 3 ont été faits. <text:span text:style-name="T29">Les points 4 et 5 <text:s/>sont indépendants, on peut traiter l'un ou l'autre en premier.</text:span></text:p>
      <text:p text:style-name="P9"/>
      <text:p text:style-name="P12"><text:span text:style-name="T12">1</text:span>. Conception de Robi-serveur</text:p>
      <text:p text:style-name="P5"/>
      <text:list xml:id="list2826109932" text:style-name="L3">
        <text:list-item>
          <text:p text:style-name="P26">Partir de la solution de l'exercice 3 ou de l'exercice 4</text:p>
        </text:list-item>
        <text:list-item>
          <text:p text:style-name="P26">Intégrer l'interpréteur de code ROBI dans un serveur socket</text:p>
          <text:list>
            <text:list-item>
              <text:list>
                <text:list-item>
                  <text:p text:style-name="P28">le serveur socket est connu par son adresse IP (éventuellement localhost) et écoute sur <text:span text:style-name="T13">un</text:span> port <text:span text:style-name="T13">(par exemple </text:span>8000)</text:p>
                </text:list-item>
                <text:list-item>
                  <text:p text:style-name="P28">le serveur socket reçoit <text:span text:style-name="T13">les commandes à exécuter sous la forme de lignes de texte, les exécute et retourne le résultat</text:span></text:p>
                </text:list-item>
              </text:list>
            </text:list-item>
          </text:list>
        </text:list-item>
        <text:list-item>
          <text:p text:style-name="P28">Robi-serveur ne gère qu'un seul client à la fois</text:p>
        </text:list-item>
      </text:list>
      <text:p text:style-name="P5"/>
      <text:p text:style-name="P55"/>
      <text:p text:style-name="P57">Remarque<text:span text:style-name="T23">s</text:span></text:p>
      <text:p text:style-name="P23"/>
      <text:list xml:id="list3568382977" text:style-name="L4">
        <text:list-item>
          <text:p text:style-name="P44"><text:span text:style-name="T4">Un élément du</text:span><text:span text:style-name="T2"> résultat de l'exécution de code ROBI est une image. Pour renvoyer l'image résultat, on peut utiliser la méthode </text:span><text:span text:style-name="T4">"</text:span><text:span text:style-name="T2">createScreenCapture</text:span><text:span text:style-name="T4">"</text:span><text:span text:style-name="T2"> de la classe </text:span><text:span text:style-name="T4">"</text:span><text:span text:style-name="T3">java.awt.</text:span><text:span text:style-name="T2">Robot</text:span><text:span text:style-name="T4">"</text:span><text:span text:style-name="T2"> pour faire une copie d'écran. L'image obtenue peut être convertie en texte base64 puis envoyée sur le socket </text:span><text:span text:style-name="T5">et affichée par Robi-client.</text:span></text:p>
        </text:list-item>
        <text:list-item>
          <text:p text:style-name="P46"><text:span text:style-name="T2">U</text:span><text:span text:style-name="T1">n autre élément important de la réponse si on est en mode pas à pas, c'est l'instruction ROBI qui vient d'être exécutée. </text:span><text:span text:style-name="T6">La réponse envoyée à Robi-client doit contenir le texte du code exécuté et le résultat de l'exécution sous forme d'image.</text:span></text:p>
          <text:p text:style-name="P46"><text:span text:style-name="T1"/></text:p>
        </text:list-item>
      </text:list>
      <text:p text:style-name="P12"><text:span text:style-name="T12">2</text:span>. Conception de Robi-client</text:p>
      <text:p text:style-name="P4"/>
      <text:list xml:id="list2880658261" text:style-name="L5">
        <text:list-item>
          <text:p text:style-name="P27">Utiliser Java FX ou Swing pour l'IHM</text:p>
        </text:list-item>
        <text:list-item>
          <text:p text:style-name="P27">Prévoir une zone <text:span text:style-name="T17">pour la</text:span> saisie <text:span text:style-name="T17">du code ROBI, le texte doit pouvoir être saisi manuellement ou chargé à partir d'un fichier</text:span></text:p>
        </text:list-item>
        <text:list-item>
          <text:p text:style-name="P31">Prévoir une zone pour l'affichage du résultat de l'exécution (image produite <text:span text:style-name="T14">et texte du code ROBI exécuté</text:span>)</text:p>
        </text:list-item>
        <text:list-item>
          <text:p text:style-name="P29">Un <text:span text:style-name="T13">premier </text:span>bouton permet d'envoyer le code ROBI à Robi-serveur.</text:p>
        </text:list-item>
        <text:list-item>
          <text:p text:style-name="P30">Un second bouton permet de sélectionner le mode d'exécution (en bloc ou en pas à pas)</text:p>
        </text:list-item>
        <text:list-item>
          <text:p text:style-name="P30">Un troisième bouton permet de lancer l'exécution</text:p>
        </text:list-item>
      </text:list>
      <text:p text:style-name="P6"/>
      <text:p text:style-name="P13">3. Echanges entre Robi-client et Robi-serveur</text:p>
      <text:p text:style-name="P7"/>
      <text:list xml:id="list847865336" text:style-name="L6">
        <text:list-item>
          <text:p text:style-name="P33">Robi-client <text:span text:style-name="T26">et Robi-serveur doivent communiquer en s'échangeant des objets</text:span>. <text:span text:style-name="T26">Robi-client va créer un objet contenant un nom de commande et le cas échéant le code ROBI à exécuter. Cet objet sera converti en texte JSON et envoyé sur le socket sous la forme d'une ligne de texte.</text:span></text:p>
        </text:list-item>
        <text:list-item>
          <text:p text:style-name="P33"><text:span text:style-name="T26">De la même façon, quand Robi-serveur aura traité la commande, un objet contenant le texte du code ROBI exécuté et le résultat de l'exécutiion sous forme d'image, sera envoyé en réponse à Robi-client.</text:span></text:p>
        </text:list-item>
        <text:list-item>
          <text:p text:style-name="P32"><text:span text:style-name="T26">Définir la nature des objets qui vont être envoyés. On pourra s'inspirer des classes DataCS et DataSC données ci-dessous.</text:span></text:p>
          <text:list>
            <text:list-item>
              <text:list>
                <text:list-item>
                  <text:p text:style-name="P34">L'attribut "cmd" <text:span text:style-name="T27">de DataCS </text:span>est un code qui indique la commande à exécuter (envoi de code ROBI, changement du mode d'exécution, demande d'exécution, …).</text:p>
                </text:list-item>
                <text:list-item>
                  <text:p text:style-name="P35">L<text:span text:style-name="T27">'</text:span>attribut "<text:span text:style-name="T27">txt</text:span>" <text:span text:style-name="T28">de DataCS </text:span>contien<text:span text:style-name="T28">t null s'il n'y a pas de </text:span>code ROBI à <text:span text:style-name="T28">envoyer, ou sinon le code ROBI à envoyer.</text:span></text:p>
                </text:list-item>
                <text:list-item>
                  <text:p text:style-name="P36">L'attribut "im" de DataSC contient une image codée en texte base64.</text:p>
                </text:list-item>
              </text:list>
            </text:list-item>
          </text:list>
        </text:list-item>
      </text:list>
      <text:p text:style-name="P56"><text:span text:style-name="T18"/></text:p>
      <text:p text:style-name="P53"><text:span text:style-name="T18"/></text:p>
      <text:p text:style-name="P54"><text:span text:style-name="T19">I</text:span><text:span text:style-name="T18">ndications</text:span></text:p>
      <text:p text:style-name="P53"><text:span text:style-name="T19"/></text:p>
      <text:list xml:id="list2986225708" text:style-name="L7">
        <text:list-item>
          <text:p text:style-name="P41">Pour convertir un objet Java en texte JSON et inversement, <text:span text:style-name="T36">voir sur Moodle exemple_json.zip</text:span><text:span text:style-name="T38"> </text:span></text:p>
        </text:list-item>
      </text:list>
      <text:p text:style-name="P21"/>
      <text:p text:style-name="P52">// <text:span text:style-name="T16">ces classes sont données à titre d'exemple</text:span></text:p>
      <text:p text:style-name="P47">// elle peu<text:span text:style-name="T26">ven</text:span>t être modifiée<text:span text:style-name="T26">s</text:span></text:p>
      <text:p text:style-name="P21"/>
      <text:p text:style-name="P49">public class Data<text:span text:style-name="T26">CS</text:span> { // <text:span text:style-name="T26">CS : client vers serveur</text:span></text:p>
      <text:p text:style-name="P49"><text:tab/>String cmd <text:span text:style-name="T20">= null</text:span>;</text:p>
      <text:p text:style-name="P49"><text:tab/>String <text:span text:style-name="T26">txt</text:span> <text:span text:style-name="T20">= null</text:span>;<text:tab/><text:tab/>// <text:span text:style-name="T27">utilisé s'il y a du code ROBI à envoyer</text:span></text:p>
      <text:p text:style-name="P49"/>
      <text:p text:style-name="P49"><text:tab/>// ajouter les accesseurs (méthodes get et set)</text:p>
      <text:p text:style-name="P49"><text:tab/>// <text:span text:style-name="T15">sous Eclipse clic droit puis</text:span></text:p>
      <text:p text:style-name="P48"><text:tab/>// "Source" et "Generate Getters and Setters"</text:p>
      <text:p text:style-name="P49">}</text:p>
      <text:p text:style-name="P49"/>
      <text:p text:style-name="P49">public class Data<text:span text:style-name="T26">SC</text:span> { // <text:span text:style-name="T26">SC : serveur vers client</text:span></text:p>
      <text:p text:style-name="P49"><text:tab/>String cmd <text:span text:style-name="T20">= null</text:span>;</text:p>
      <text:p text:style-name="P49"><text:tab/>String <text:span text:style-name="T26">txt</text:span> <text:span text:style-name="T20">= null</text:span>;<text:tab/><text:tab/>// <text:span text:style-name="T26">texte du code ROBI exécuté</text:span></text:p>
      <text:p text:style-name="P49"><text:tab/>String <text:span text:style-name="T26">im</text:span> <text:span text:style-name="T20">= null</text:span>;<text:tab/>// <text:span text:style-name="T26">résultat de l'exécution sous forme d'image</text:span></text:p>
      <text:p text:style-name="P49"/>
      <text:p text:style-name="P49"><text:tab/>// ajouter les accesseurs (méthodes get et set)</text:p>
      <text:p text:style-name="P49"><text:tab/>// <text:span text:style-name="T15">sous Eclipse clic droit puis</text:span></text:p>
      <text:p text:style-name="P48"><text:tab/>// "Source" et "Generate Getters and Setters"</text:p>
      <text:p text:style-name="P49">}</text:p>
      <text:p text:style-name="P51"/>
      <text:p text:style-name="P14">4. <text:span text:style-name="T21">Affichage de l'environnement et des SNode</text:span></text:p>
      <text:p text:style-name="P14"/>
      <text:p text:style-name="P17">Quand on envoie <text:span text:style-name="T24">du code</text:span> ROBI <text:span text:style-name="T24">à</text:span> Robi-serveur, on appelle <text:span text:style-name="T24">aussi souvent que nécessaire </text:span>la méthode "compute" de "Interpreter<text:span text:style-name="T24">"</text:span> avec comme paramètre un environnement et un objet SNode.</text:p>
      <text:p text:style-name="P17"/>
      <text:p text:style-name="P17">On demande <text:span text:style-name="T35">de </text:span>renvoyer dans la réponse l'environnement et l'objet SNode pour les afficher dans Robi-client (effectuer les modifications nécessaires dans <text:span text:style-name="T24">Robi-serveur et </text:span>Robi-client). <text:span text:style-name="T28">Ceci suppose qu'il faut ajouter dans Robi-client une zone pour afficher l'environnement et une zone pour afficher le SNode.</text:span></text:p>
      <text:p text:style-name="P17"/>
      <text:p text:style-name="P45"><text:span text:style-name="T7">Remarque </text:span><text:span text:style-name="T8">: les objets Environment et SNode risquent </text:span><text:span text:style-name="T9">de ne </text:span><text:span text:style-name="T8">pas pouvoir être convertis en JSON parce qu'ils peuvent contenir des liens circulaires. On peut bloquer la conversion d'un attribut en JSON en ajoutant juste avant l'attribut concerné l'annotation </text:span><text:span text:style-name="T30">@</text:span><text:span text:style-name="T31">JsonIgnore</text:span><text:span text:style-name="T8">. Cela risque ne pas être suffisant et on pourra envisager de reconstruire les objets concernés pour qu'ils puissent être convertis en JSON, envoyés à Robi-client, puis lus sous formes d'objets par Robi-client, et affichés sous forme d'arbres.</text:span></text:p>
      <text:p text:style-name="P45"><text:span text:style-name="T8"/></text:p>
      <text:p text:style-name="P17"/>
      <text:p text:style-name="P18"/>
      <text:p text:style-name="P22">5. Renvoi de commandes graphiques à la place d'une image</text:p>
      <text:p text:style-name="P8"/>
      <text:p text:style-name="P11">Envoyer directement une image comme résultat d'exécution de code ROBI n'est pas une bonne solution parce qu'il faut gérer un environnement graphique sur le serveur.</text:p>
      <text:p text:style-name="P11"/>
      <text:p text:style-name="P11">On demande de modifier Robi-serveur pour renvoyer comme résultat d'exécution de code ROBI, non pas une image, mais <text:span text:style-name="T33">des objets</text:span> qui permettront de produire l'image. <text:span text:style-name="T22">Pour une exécution de code ROBI, on pourra envoyer comme réponse une série d'objets.</text:span></text:p>
      <text:p text:style-name="P11"/>
      <text:p text:style-name="P40">On peut renvoyer des chaînes. Par exemple la chaîne <text:span text:style-name="T22">"rect 10 10 100 100" peut correspondre à</text:span> l'affichage d'un rectangle.</text:p>
      <text:p text:style-name="P40"/>
      <text:p text:style-name="P40">L'inconvénient c'est qu'il va falloir décoder la chaîne. <text:span text:style-name="T32">Une meilleure solution consisterait à définir une série d'objets graphiques pouvant être envoyés à Robi-client.</text:span></text:p>
      <text:p text:style-name="P40"/>
      <text:p text:style-name="P40">Par exemple, on peut définir la classe suivante :</text:p>
      <text:p text:style-name="P40"/>
      <text:p text:style-name="P60">public class <text:span text:style-name="T34">Graph</text:span> {</text:p>
      <text:p text:style-name="P58"><text:tab/>String cmd;</text:p>
      <text:p text:style-name="P58"><text:tab/>int x;</text:p>
      <text:p text:style-name="P58"><text:tab/>int y;</text:p>
      <text:p text:style-name="P58"><text:tab/>int dx;</text:p>
      <text:p text:style-name="P58"><text:tab/>int dy;</text:p>
      <text:p text:style-name="P58">}</text:p>
      <text:p text:style-name="P61"/>
      <text:p text:style-name="P65">Pour produire un rectangle, cmd serait initialisé à "drawRect". Les paramètres du rectangle seraient définis par x, y, dx et dy.</text:p>
      <text:p text:style-name="P62"/>
      <text:p text:style-name="P65">On <text:span text:style-name="T35">peut</text:span> aussi définir Graph <text:span text:style-name="T35">de manière plus universelle </text:span>de la façon suivante :</text:p>
      <text:p text:style-name="P65"/>
      <text:p text:style-name="P68">public class Graph {</text:p>
      <text:p text:style-name="P69"><text:tab/>String cmd = null;<text:tab/><text:tab/><text:tab/>// nom de la commande awt graphics</text:p>
      <text:p text:style-name="P69"><text:tab/>int [ ] entiers = null;<text:tab/><text:tab/>// paramètres de type int</text:p>
      <text:p text:style-name="P69"><text:tab/>String [ ] chaines = null;<text:tab/><text:tab/>// paramètres de type String</text:p>
      <text:p text:style-name="P69"><text:tab/>int [ ] couleurs = null;<text:tab/><text:tab/>// couleurs RGB (3 entiers)</text:p>
      <text:p text:style-name="P69">}</text:p>
      <text:p text:style-name="P69"/>
      <text:p text:style-name="P64">On regoupe les paramètres de même type dans des tableaux.</text:p>
      <text:p text:style-name="P67"/>
      <text:p text:style-name="P63">Pour afficher un rectangle, cmd serait initialisé à "drawRect". Les paramètres du rectangle seraient <text:span text:style-name="T35">placés</text:span> dans "entiers", la couleur dans "couleurs" <text:span text:style-name="T35">et l'attribut "chaines" ne serait pas utilisé</text:span>.</text:p>
      <text:p text:style-name="P65"/>
      <text:p text:style-name="P65">Pour afficher du texte, cmd serait initialisé à "drawString". La position d'affichage serait définie dans "entiers", le texte à écrire dans "chaines" et la couleur dans "couleurs".</text:p>
      <text:p text:style-name="P66"/>
      <text:p text:style-name="P40"><text:span text:style-name="T34">Pour utiliser cette classe, v</text:span>oir sur Moodle <text:span text:style-name="T34">l'</text:span><text:span text:style-name="T37">exemple Swing </text:span><text:span text:style-name="T36">client_robi_swing.zip</text:span>. Le bouton "Rect 2" construit des objets <text:span text:style-name="T34">Graph servant à afficher des rectangles et des textes</text:span>. On utilise la réflexion Java <text:span text:style-name="T35">(package java.lang.reflect) </text:span>pour <text:span text:style-name="T34">exécuter</text:span> automatiquement <text:span text:style-name="T34">la méthode awt correspondante.</text:span></text:p>
      <text:p text:style-name="P39"/>
      <text:p text:style-name="P15"/>
      <text:p text:style-name="P37"><text:soft-page-break/></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7T10:36:56.165209806</meta:creation-date>
    <dc:date>2023-03-27T17:12:23.273099998</dc:date>
    <meta:editing-duration>PT2H35M38S</meta:editing-duration>
    <meta:editing-cycles>16</meta:editing-cycles>
    <meta:generator>LibreOffice/6.0.7.3$Linux_X86_64 LibreOffice_project/00m0$Build-3</meta:generator>
    <meta:document-statistic meta:table-count="0" meta:image-count="0" meta:object-count="0" meta:page-count="5" meta:paragraph-count="88" meta:word-count="1257" meta:character-count="7469" meta:non-whitespace-character-count="6295"/>
  </office:meta>
</office:document-meta>
</file>